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e7e5"/>
    </style:style>
    <style:style style:name="ce3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6337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rames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3.Jan.20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walk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walk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tand</text:p>
          </table:table-cell>
          <table:table-cell table:number-columns-repeated="3" office:value-type="string" calcext:value-type="string">
            <text:p>si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: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y_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office:value-type="string" calcext:value-type="string">
            <text:p>'stand']</text:p>
          </table:table-cell>
          <table:table-cell table:number-columns-repeated="1634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34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esty_1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6149"/>
        </table:table-row>
        <table:table-row table:style-name="ro1">
          <table:table-cell table:number-columns-repeated="47"/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table:style-name="ce2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table:style-name="ce3" office:value-type="string" calcext:value-type="string">
            <text:p>'sit'</text:p>
          </table:table-cell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table:style-name="ce2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table:style-name="ce3" office:value-type="string" calcext:value-type="string">
            <text:p>'sit'</text:p>
          </table:table-cell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table:style-name="ce2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table:style-name="ce3" office:value-type="string" calcext:value-type="string">
            <text:p>'sit'</text:p>
          </table:table-cell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table:style-name="ce2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table:style-name="ce3" office:value-type="string" calcext:value-type="string">
            <text:p>'sit'</text:p>
          </table:table-cell>
          <table:table-cell table:number-columns-repeated="161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number-columns-repeated="16125"/>
        </table:table-row>
        <table:table-row table:style-name="ro1">
          <table:table-cell office:value-type="string" calcext:value-type="string">
            <text:p>['sit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8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8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8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8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8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16143"/>
        </table:table-row>
        <table:table-row table:style-name="ro1">
          <table:table-cell table:number-columns-repeated="230"/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test_env</text:p>
          </table:table-cell>
          <table:table-cell table:number-columns-repeated="229"/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office:value-type="string" calcext:value-type="string">
            <text:p>'stand'</text:p>
          </table:table-cell>
          <table:table-cell table:number-columns-repeated="16144"/>
        </table:table-row>
        <table:table-row table:style-name="ro1">
          <table:table-cell office:value-type="string" calcext:value-type="string">
            <text:p>GD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1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5fevIId261_10_75.csv'</text:p>
          </table:table-cell>
          <table:table-cell table:number-columns-repeated="224"/>
          <table:table-cell table:number-columns-repeated="2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4" office:value-type="string" calcext:value-type="string">
            <text:p>'empty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ITIV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2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f19jan23exp261_6_60.csv'</text:p>
          </table:table-cell>
          <table:table-cell table:number-columns-repeated="224"/>
          <table:table-cell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2" office:value-type="string" calcext:value-type="string">
            <text:p>'walk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4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21fevGDH2a_261_10_75.csv'</text:p>
          </table:table-cell>
          <table:table-cell table:number-columns-repeated="224"/>
          <table:table-cell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1614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0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21fevGDH3a_261_10_75.csv'</text:p>
          </table:table-cell>
          <table:table-cell table:number-columns-repeated="224"/>
          <table:table-cell table:number-columns-repeated="3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5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22fevGDH4a_261_10_75.csv'</text:p>
          </table:table-cell>
          <table:table-cell table:number-columns-repeated="224"/>
          <table:table-cell table:number-columns-repeated="2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2" office:value-type="string" calcext:value-type="string">
            <text:p>'sit'</text:p>
          </table:table-cell>
          <table:table-cell table:number-columns-repeated="1614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x==3:</text:p>
          </table:table-cell>
          <table:table-cell office:value-type="string" calcext:value-type="string">
            <text:p>file_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22fevGDH4e_261_10_75.csv'</text:p>
          </table:table-cell>
          <table:table-cell table:number-columns-repeated="224"/>
          <table:table-cell table:number-columns-repeated="6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2" office:value-type="string" calcext:value-type="string">
            <text:p>'walk'</text:p>
          </table:table-cell>
          <table:table-cell table:number-columns-repeated="16143"/>
        </table:table-row>
        <table:table-row table:style-name="ro1" table:number-rows-repeated="2">
          <table:table-cell table:number-columns-repeated="41"/>
          <table:table-cell table:style-name="Default"/>
          <table:table-cell table:number-columns-repeated="4"/>
          <table:table-cell table:style-name="Default"/>
          <table:table-cell table:number-columns-repeated="16337"/>
        </table:table-row>
        <table:table-row table:style-name="ro1">
          <table:table-cell office:value-type="string" calcext:value-type="string">
            <text:p>bundle3</text:p>
          </table:table-cell>
          <table:table-cell/>
          <table:table-cell office:value-type="string" calcext:value-type="string">
            <text:p>m1,t1</text:p>
          </table:table-cell>
          <table:table-cell table:number-columns-repeated="2"/>
          <table:table-cell office:value-type="string" calcext:value-type="string">
            <text:p>m2,t2</text:p>
          </table:table-cell>
          <table:table-cell/>
          <table:table-cell office:value-type="string" calcext:value-type="string">
            <text:p>m3,t3</text:p>
          </table:table-cell>
          <table:table-cell table:number-columns-repeated="222"/>
          <table:table-cell table:number-columns-repeated="3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table:number-columns-repeated="1614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S12 S13 S15</text:p>
          </table:table-cell>
          <table:table-cell table:number-columns-repeated="2"/>
          <table:table-cell table:style-name="ce1" office:value-type="string" calcext:value-type="string">
            <text:p>S9 S11</text:p>
          </table:table-cell>
          <table:table-cell/>
          <table:table-cell table:style-name="ce1" office:value-type="string" calcext:value-type="string">
            <text:p>S3</text:p>
          </table:table-cell>
          <table:table-cell table:number-columns-repeated="222"/>
          <table:table-cell table:number-columns-repeated="4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16144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S3 S9</text:p>
          </table:table-cell>
          <table:table-cell table:number-columns-repeated="2"/>
          <table:table-cell office:value-type="string" calcext:value-type="string">
            <text:p>S11 S12</text:p>
          </table:table-cell>
          <table:table-cell/>
          <table:table-cell office:value-type="string" calcext:value-type="string">
            <text:p>S13 S15</text:p>
          </table:table-cell>
          <table:table-cell table:number-columns-repeated="222"/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16145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S11 S12 S13 S15</text:p>
          </table:table-cell>
          <table:table-cell table:number-columns-repeated="2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9</text:p>
          </table:table-cell>
          <table:table-cell table:number-columns-repeated="222"/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office:value-type="string" calcext:value-type="string">
            <text:p>'walk'</text:p>
          </table:table-cell>
          <table:table-cell table:number-columns-repeated="16144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222"/>
          <table:table-cell table:number-columns-repeated="2" office:value-type="string" calcext:value-type="string">
            <text:p>'walk'</text:p>
          </table:table-cell>
          <table:table-cell table:number-columns-repeated="6" office:value-type="string" calcext:value-type="string">
            <text:p>'empty'</text:p>
          </table:table-cell>
          <table:table-cell office:value-type="string" calcext:value-type="string">
            <text:p>'walk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bundle1</text:p>
          </table:table-cell>
          <table:table-cell/>
          <table:table-cell office:value-type="string" calcext:value-type="string">
            <text:p>m1,t1</text:p>
          </table:table-cell>
          <table:table-cell table:number-columns-repeated="227"/>
          <table:table-cell table:number-columns-repeated="2" office:value-type="string" calcext:value-type="string">
            <text:p>'walk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6" office:value-type="string" calcext:value-type="string">
            <text:p>'sit'</text:p>
          </table:table-cell>
          <table:table-cell table:number-columns-repeated="1614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3 S9 S11 S12 S13 S15</text:p>
          </table:table-cell>
          <table:table-cell table:number-columns-repeated="227"/>
          <table:table-cell table:number-columns-repeated="2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empty'</text:p>
          </table:table-cell>
          <table:table-cell table:number-columns-repeated="1614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11 S12 S13 S15</text:p>
          </table:table-cell>
          <table:table-cell table:number-columns-repeated="227"/>
          <table:table-cell table:number-columns-repeated="4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2" office:value-type="string" calcext:value-type="string">
            <text:p>'stand'</text:p>
          </table:table-cell>
          <table:table-cell table:number-columns-repeated="1614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12 S13 S15</text:p>
          </table:table-cell>
          <table:table-cell table:number-columns-repeated="227"/>
          <table:table-cell office:value-type="string" calcext:value-type="string">
            <text:p>'stand'</text:p>
          </table:table-cell>
          <table:table-cell table:number-columns-repeated="3" office:value-type="string" calcext:value-type="string">
            <text:p>'sit'</text:p>
          </table:table-cell>
          <table:table-cell table:number-columns-repeated="3" office:value-type="string" calcext:value-type="string">
            <text:p>'stand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16144"/>
        </table:table-row>
        <table:table-row table:style-name="ro1">
          <table:table-cell table:number-columns-repeated="230"/>
          <table:table-cell table:number-columns-repeated="6" office:value-type="string" calcext:value-type="string">
            <text:p>'empty'</text:p>
          </table:table-cell>
          <table:table-cell table:number-columns-repeated="3" office:value-type="string" calcext:value-type="string">
            <text:p>'walk'</text:p>
          </table:table-cell>
          <table:table-cell table:number-columns-repeated="16145"/>
        </table:table-row>
        <table:table-row table:style-name="ro1">
          <table:table-cell office:value-type="string" calcext:value-type="string">
            <text:p>bundel2</text:p>
          </table:table-cell>
          <table:table-cell/>
          <table:table-cell office:value-type="string" calcext:value-type="string">
            <text:p>m1,t1</text:p>
          </table:table-cell>
          <table:table-cell table:number-columns-repeated="2"/>
          <table:table-cell office:value-type="string" calcext:value-type="string">
            <text:p>m2,t2</text:p>
          </table:table-cell>
          <table:table-cell table:number-columns-repeated="224"/>
          <table:table-cell table:number-columns-repeated="3" office:value-type="string" calcext:value-type="string">
            <text:p>'stand'</text:p>
          </table:table-cell>
          <table:table-cell table:number-columns-repeated="4" office:value-type="string" calcext:value-type="string">
            <text:p>'sit'</text:p>
          </table:table-cell>
          <table:table-cell office:value-type="string" calcext:value-type="string">
            <text:p>'sit']</text:p>
          </table:table-cell>
          <table:table-cell table:number-columns-repeated="1614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3 S9</text:p>
          </table:table-cell>
          <table:table-cell table:number-columns-repeated="2"/>
          <table:table-cell office:value-type="string" calcext:value-type="string">
            <text:p>S9S3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11S12S13</text:p>
          </table:table-cell>
          <table:table-cell table:number-columns-repeated="2"/>
          <table:table-cell office:value-type="string" calcext:value-type="string">
            <text:p>S9 S13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11 S12 S13 S15</text:p>
          </table:table-cell>
          <table:table-cell table:number-columns-repeated="2"/>
          <table:table-cell office:value-type="string" calcext:value-type="string">
            <text:p>S3 S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07:38:32.387319919</meta:creation-date>
    <dc:date>2023-02-27T20:17:12.477292770</dc:date>
    <meta:editing-duration>P1DT12H38M39S</meta:editing-duration>
    <meta:editing-cycles>3</meta:editing-cycles>
    <meta:generator>LibreOffice/7.4.1.2$MacOSX_AARCH64 LibreOffice_project/3c58a8f3a960df8bc8fd77b461821e42c061c5f0</meta:generator>
    <meta:document-statistic meta:table-count="1" meta:cell-count="1261" meta:object-count="0"/>
    <meta:user-defined meta:name=""/>
  </office:meta>
</office:document-meta>
</file>